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285cm"/>
    </style:style>
    <style:style style:name="co2" style:family="table-column">
      <style:table-column-properties fo:break-before="auto" style:column-width="2.68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1.675cm"/>
    </style:style>
    <style:style style:name="ro1" style:family="table-row">
      <style:table-row-properties style:row-height="0.8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 fo:wrap-option="wrap"/>
      <style:text-properties fo:color="#eeeee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Date of Origin</text:p>
          </table:table-cell>
          <table:table-cell table:style-name="ce1" office:value-type="string" calcext:value-type="string">
            <text:p>Originated by</text:p>
          </table:table-cell>
          <table:table-cell table:style-name="ce1" office:value-type="string" calcext:value-type="string">
            <text:p>Product / Task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Value(Rs)</text:p>
          </table:table-cell>
          <table:table-cell table:style-name="ce1" office:value-type="string" calcext:value-type="string">
            <text:p>Ticket ID</text:p>
          </table:table-cell>
          <table:table-cell table:style-name="ce1" office:value-type="string" calcext:value-type="string">
            <text:p>Date Start</text:p>
          </table:table-cell>
          <table:table-cell table:style-name="ce1" office:value-type="string" calcext:value-type="string">
            <text:p>Date Complete</text:p>
          </table:table-cell>
          <table:table-cell table:style-name="ce1" office:value-type="string" calcext:value-type="string">
            <text:p>Man Hour</text:p>
          </table:table-cell>
          <table:table-cell table:style-name="ce1" office:value-type="string" calcext:value-type="string">
            <text:p>Assign To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style-name="ce2" office:value-type="string" calcext:value-type="string">
            <text:p>Web Portal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Installation of Portal in astTECS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Single Login Using Google ID 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Modification of Page Content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User : Pran Fin Serve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User : Bizzaro BPO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Login Page to have Captcha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Forget Password by OTP</text:p>
          </table:table-cell>
          <table:table-cell table:number-columns-repeated="7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Missed Call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Dashboard for Admin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Dashboard for Users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Sign up Bonus – 100 missed calls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Registration via Mobile no# and OTP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Display of available DID. Selecting the DID. Payment for DID. 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DID in Campaign (drop down)</text:p>
          </table:table-cell>
          <table:table-cell table:number-columns-repeated="7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office:value-type="string" calcext:value-type="string">
            <text:p>Bulk Voice Call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Registration page to user keyword “Bulk Voice Calling”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Page URL : Bulk Voice Cal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astTECS Logo : Go back to cloud page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Registration via Mobile no# and OTP</text:p>
          </table:table-cell>
          <table:table-cell table:number-columns-repeated="7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office:value-type="string" calcext:value-type="string">
            <text:p>Amnestry TMS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Home Page – Client Logo and color Combination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Remove Customer Porta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Currency – Nigeria Currency and USD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Client Email Integration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Remove Form Date – Contact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0T13:17:35.737937786</meta:creation-date>
    <dc:date>2023-01-20T19:24:13.941281894</dc:date>
    <meta:editing-duration>PT22M6S</meta:editing-duration>
    <meta:editing-cycles>1</meta:editing-cycles>
    <meta:generator>LibreOffice/6.4.7.2$Linux_X86_64 LibreOffice_project/40$Build-2</meta:generator>
    <meta:document-statistic meta:table-count="1" meta:cell-count="37" meta:object-count="0"/>
  </office:meta>
</office:document-meta>
</file>